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5E0000005E90632CBA3ED36B94.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66" draw:textarea-horizontal-align="justify" draw:textarea-vertical-align="middle" draw:auto-grow-height="false" fo:min-height="11.75cm" fo:min-width="5.3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fill-color="#66ff66" draw:textarea-horizontal-align="justify" draw:textarea-vertical-align="middle" draw:auto-grow-height="false" fo:min-height="11.75cm" fo:min-width="5.3cm"/>
    </style:style>
    <style:style style:name="gr5" style:family="graphic" style:parent-style-name="standard">
      <style:graphic-properties draw:fill-color="#9999ff" draw:textarea-horizontal-align="justify" draw:textarea-vertical-align="middle" draw:auto-grow-height="false" fo:min-height="11.75cm" fo:min-width="5.3cm"/>
    </style:style>
    <style:style style:name="gr6" style:family="graphic" style:parent-style-name="standard">
      <style:graphic-properties draw:textarea-horizontal-align="justify" draw:textarea-vertical-align="middle" draw:auto-grow-height="false" fo:min-height="2.646cm" fo:min-width="3.805cm"/>
    </style:style>
    <style:style style:name="gr7" style:family="graphic" style:parent-style-name="standard">
      <style:graphic-properties draw:textarea-horizontal-align="justify" draw:textarea-vertical-align="middle" draw:auto-grow-height="false" fo:min-height="2.658cm" fo:min-width="3.907cm"/>
    </style:style>
    <style:style style:name="gr8" style:family="graphic" style:parent-style-name="standard">
      <style:graphic-properties draw:textarea-horizontal-align="justify" draw:textarea-vertical-align="middle" draw:auto-grow-height="false" fo:min-height="2.862cm" fo:min-width="4.06cm"/>
    </style:style>
    <style:style style:name="gr9" style:family="graphic" style:parent-style-name="standard">
      <style:graphic-properties draw:textarea-horizontal-align="justify" draw:textarea-vertical-align="middle" draw:auto-grow-height="false" fo:min-height="3.014cm" fo:min-width="3.945cm"/>
    </style:style>
    <style:style style:name="gr10" style:family="graphic" style:parent-style-name="standard">
      <style:graphic-properties draw:fill-color="#000000" draw:auto-grow-height="false" fo:min-height="2.41cm" fo:min-width="3.341cm" fo:wrap-option="no-wrap"/>
    </style:style>
    <style:style style:name="gr11" style:family="graphic" style:parent-style-name="standard">
      <style:graphic-properties draw:fill="none" draw:textarea-vertical-align="middle" draw:auto-grow-height="false" fo:min-height="5.7cm" fo:min-width="0.739cm"/>
    </style:style>
    <style:style style:name="gr12" style:family="graphic" style:parent-style-name="standard">
      <style:graphic-properties draw:fill="none" draw:textarea-vertical-align="middle" draw:auto-grow-height="false" fo:min-height="5.85cm" fo:min-width="0.676cm"/>
    </style:style>
    <style:style style:name="gr13" style:family="graphic" style:parent-style-name="standard">
      <style:graphic-properties draw:fill-color="#999999" draw:textarea-horizontal-align="justify" draw:textarea-vertical-align="middle" draw:auto-grow-height="false" fo:min-height="4.269cm" fo:min-width="4.11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color="#b2b2b2" draw:textarea-horizontal-align="justify" draw:textarea-vertical-align="middle" draw:auto-grow-height="false" fo:min-height="8.026cm" fo:min-width="4.643cm"/>
    </style:style>
    <style:style style:name="gr16" style:family="graphic" style:parent-style-name="standard">
      <style:graphic-properties draw:fill-color="#ffff99" draw:textarea-horizontal-align="justify" draw:textarea-vertical-align="middle" draw:auto-grow-height="false" fo:min-height="1.771cm" fo:min-width="3.575cm"/>
    </style:style>
    <style:style style:name="gr17" style:family="graphic" style:parent-style-name="standard">
      <style:graphic-properties draw:textarea-horizontal-align="justify" draw:textarea-vertical-align="middle" draw:auto-grow-height="false" fo:min-height="2.75cm" fo:min-width="4.496cm"/>
    </style:style>
    <style:style style:name="gr18" style:family="graphic" style:parent-style-name="standard">
      <style:graphic-properties draw:textarea-horizontal-align="justify" draw:textarea-vertical-align="middle" draw:auto-grow-height="false" fo:min-height="2.75cm" fo:min-width="4.679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0.149cm"/>
    </style:style>
    <style:style style:name="gr20" style:family="graphic" style:parent-style-name="standard">
      <style:graphic-properties draw:textarea-horizontal-align="justify" draw:textarea-vertical-align="middle" draw:auto-grow-height="false" fo:min-height="4.35cm" fo:min-width="9.1cm"/>
    </style:style>
    <style:style style:name="gr21" style:family="graphic" style:parent-style-name="standard">
      <style:graphic-properties svg:stroke-color="#000000" draw:fill-color="#ffcc00" draw:textarea-horizontal-align="justify" draw:textarea-vertical-align="middle" draw:auto-grow-height="false" fo:min-height="1.15cm" fo:min-width="1.1cm"/>
    </style:style>
    <style:style style:name="gr22" style:family="graphic" style:parent-style-name="standard">
      <style:graphic-properties draw:textarea-horizontal-align="justify" draw:textarea-vertical-align="middle" draw:auto-grow-height="false" fo:min-height="1.642cm" fo:min-width="13.457cm"/>
    </style:style>
    <style:style style:name="gr23" style:family="graphic" style:parent-style-name="standard">
      <style:graphic-properties draw:fill-color="#99ff99" draw:textarea-horizontal-align="justify" draw:textarea-vertical-align="middle" draw:auto-grow-height="false" fo:min-height="2.419cm" fo:min-width="20.597cm"/>
    </style:style>
    <style:style style:name="gr24" style:family="graphic" style:parent-style-name="standard">
      <style:graphic-properties draw:fill-color="#9999ff" draw:textarea-horizontal-align="justify" draw:textarea-vertical-align="middle" draw:auto-grow-height="false" fo:min-height="2.419cm" fo:min-width="20.597cm"/>
    </style:style>
    <style:style style:name="gr25" style:family="graphic" style:parent-style-name="standard">
      <style:graphic-properties draw:fill-color="#ff6666" draw:textarea-horizontal-align="justify" draw:textarea-vertical-align="middle" draw:auto-grow-height="false" fo:min-height="2.631cm" fo:min-width="0.136cm"/>
    </style:style>
    <style:style style:name="gr26" style:family="graphic" style:parent-style-name="standard">
      <style:graphic-properties draw:fill-color="#ff6666" draw:textarea-horizontal-align="justify" draw:textarea-vertical-align="middle" draw:auto-grow-height="false" fo:min-height="2.597cm" fo:min-width="0.129cm"/>
    </style:style>
    <style:style style:name="gr27" style:family="graphic" style:parent-style-name="standard">
      <style:graphic-properties draw:fill-color="#ff6666" draw:textarea-horizontal-align="justify" draw:textarea-vertical-align="middle" draw:auto-grow-height="false" fo:min-height="2.551cm" fo:min-width="0.038cm"/>
    </style:style>
    <style:style style:name="gr28" style:family="graphic" style:parent-style-name="standard">
      <style:graphic-properties draw:stroke="none" svg:stroke-color="#000000" draw:fill="none" draw:fill-color="#ffffff" draw:auto-grow-height="true" draw:auto-grow-width="false" fo:max-height="0cm" fo:min-height="2.134cm"/>
    </style:style>
    <style:style style:name="gr29" style:family="graphic" style:parent-style-name="standard">
      <style:graphic-properties draw:fill-color="#ff6666" draw:textarea-horizontal-align="justify" draw:textarea-vertical-align="middle" draw:auto-grow-height="false" fo:min-height="2.609cm" fo:min-width="0.104cm"/>
    </style:style>
    <style:style style:name="gr30" style:family="graphic" style:parent-style-name="standard">
      <style:graphic-properties draw:textarea-horizontal-align="justify" draw:textarea-vertical-align="middle" draw:auto-grow-height="false" fo:min-height="1.909cm" fo:min-width="1.659cm"/>
    </style:style>
    <style:style style:name="gr31" style:family="graphic" style:parent-style-name="standard">
      <style:graphic-properties svg:stroke-color="#000000" draw:fill-color="#000000" draw:textarea-horizontal-align="justify" draw:textarea-vertical-align="middle" draw:auto-grow-height="false" fo:min-height="0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576cm" fo:min-width="1.085cm"/>
    </style:style>
    <style:style style:name="gr33" style:family="graphic" style:parent-style-name="objectwithoutfill">
      <style:graphic-properties svg:stroke-color="#ff3333" draw:marker-end="Arrow" draw:marker-end-width="0.3cm"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864cm" fo:min-width="0.988cm"/>
    </style:style>
    <style:style style:name="gr35" style:family="graphic" style:parent-style-name="standard">
      <style:graphic-properties draw:stroke="none" svg:stroke-color="#000000" draw:fill="none" draw:fill-color="#ffffff" draw:textarea-horizontal-align="left" draw:auto-grow-height="true" draw:auto-grow-width="true" fo:min-height="0.864cm" fo:min-width="0.967cm"/>
    </style:style>
    <style:style style:name="gr36" style:family="graphic" style:parent-style-name="Object_20_with_20_no_20_fill_20_and_20_no_20_line">
      <style:graphic-properties draw:textarea-vertical-align="middle" draw:ole-draw-aspect="1" style:protect="size"/>
    </style:style>
    <style:style style:name="gr37" style:family="graphic" style:parent-style-name="standard">
      <style:graphic-properties draw:stroke="none" svg:stroke-color="#000000" draw:fill="none" draw:fill-color="#ffffff" fo:min-height="15.807cm"/>
    </style:style>
    <style:style style:name="gr38" style:family="graphic" style:parent-style-name="standard">
      <style:graphic-properties draw:stroke="none" svg:stroke-color="#000000" draw:fill="none" draw:fill-color="#ffffff" draw:textarea-horizontal-align="left" draw:auto-grow-height="true" draw:auto-grow-width="true" fo:min-height="0.788cm" fo:min-width="9.654cm"/>
    </style:style>
    <style:style style:name="gr39" style:family="graphic" style:parent-style-name="standard">
      <style:graphic-properties draw:textarea-horizontal-align="justify" draw:textarea-vertical-align="middle" draw:auto-grow-height="false" fo:min-height="1.909cm" fo:min-width="1.65cm"/>
    </style:style>
    <style:style style:name="gr40" style:family="graphic" style:parent-style-name="standard">
      <style:graphic-properties draw:stroke="none" svg:stroke-color="#000000" draw:fill="none" draw:fill-color="#ffffff" draw:textarea-horizontal-align="left" draw:auto-grow-height="true" draw:auto-grow-width="true" fo:min-height="0.576cm" fo:min-width="1.703cm"/>
    </style:style>
    <style:style style:name="gr41" style:family="graphic" style:parent-style-name="standard">
      <style:graphic-properties draw:fill-color="#ff6666" draw:textarea-horizontal-align="justify" draw:textarea-vertical-align="middle" draw:auto-grow-height="false" fo:min-height="1.979cm" fo:min-width="1.068cm"/>
    </style:style>
    <style:style style:name="gr42" style:family="graphic" style:parent-style-name="standard">
      <style:graphic-properties draw:fill-color="#ff6666" draw:opacity="100%" draw:textarea-horizontal-align="justify" draw:textarea-vertical-align="middle" draw:auto-grow-height="false" fo:min-height="1.884cm" fo:min-width="2.324cm"/>
    </style:style>
    <style:style style:name="gr43" style:family="graphic" style:parent-style-name="standard">
      <style:graphic-properties draw:stroke="none" svg:stroke-color="#000000" draw:fill="none" draw:fill-color="#ffffff" draw:textarea-horizontal-align="left" draw:auto-grow-height="true" draw:auto-grow-width="true" fo:min-height="3.556cm" fo:min-width="19.154cm"/>
    </style:style>
    <style:style style:name="gr44" style:family="graphic" style:parent-style-name="standard">
      <style:graphic-properties draw:stroke="none" svg:stroke-color="#000000" draw:fill="none" draw:fill-color="#ffffff" draw:auto-grow-height="true" draw:auto-grow-width="false" fo:max-height="0cm" fo:min-height="1.423cm"/>
    </style:style>
    <style:style style:name="gr45" style:family="graphic" style:parent-style-name="standard">
      <style:graphic-properties draw:opacity="80%" draw:textarea-horizontal-align="justify" draw:textarea-vertical-align="middle" draw:auto-grow-height="false" fo:min-height="4.101cm" fo:min-width="1.104cm"/>
    </style:style>
    <style:style style:name="gr46" style:family="graphic" style:parent-style-name="standard">
      <style:graphic-properties draw:fill-color="#99ff99" draw:opacity="59%" draw:textarea-horizontal-align="justify" draw:textarea-vertical-align="middle" draw:auto-grow-height="false" fo:min-height="3.524cm" fo:min-width="1.168cm"/>
    </style:style>
    <style:style style:name="gr47" style:family="graphic" style:parent-style-name="standard">
      <style:graphic-properties draw:fill-color="#ff6666" draw:opacity="70%" draw:textarea-horizontal-align="justify" draw:textarea-vertical-align="middle" draw:auto-grow-height="false" fo:min-height="3.747cm" fo:min-width="1.051cm"/>
    </style:style>
    <style:style style:name="gr48" style:family="graphic" style:parent-style-name="standard">
      <style:graphic-properties draw:fill-color="#ffff66" draw:opacity="80%" draw:textarea-horizontal-align="justify" draw:textarea-vertical-align="middle" draw:auto-grow-height="false" fo:min-height="2.832cm" fo:min-width="2.508cm"/>
    </style:style>
    <style:style style:name="gr49" style:family="graphic" style:parent-style-name="standard">
      <style:graphic-properties draw:fill-color="#99ff99" draw:opacity="59%" draw:textarea-horizontal-align="justify" draw:textarea-vertical-align="middle" draw:auto-grow-height="false" fo:min-height="3.19cm" fo:min-width="2.778cm"/>
    </style:style>
    <style:style style:name="gr50" style:family="graphic" style:parent-style-name="standard">
      <style:graphic-properties draw:textarea-horizontal-align="justify" draw:textarea-vertical-align="middle" draw:auto-grow-height="false" fo:min-height="2.821cm" fo:min-width="2.243cm"/>
    </style:style>
    <style:style style:name="gr51" style:family="graphic" style:parent-style-name="standard">
      <style:graphic-properties draw:fill-color="#ff6666" draw:textarea-horizontal-align="justify" draw:textarea-vertical-align="middle" draw:auto-grow-height="false" fo:min-height="1.918cm" fo:min-width="1.561cm"/>
    </style:style>
    <style:style style:name="gr52" style:family="graphic" style:parent-style-name="objectwithoutfill">
      <style:graphic-properties draw:fill="none" draw:textarea-vertical-align="middle"/>
    </style:style>
    <style:style style:name="gr53" style:family="graphic" style:parent-style-name="standard">
      <style:graphic-properties svg:stroke-color="#000000" draw:fill-color="#000000" draw:textarea-horizontal-align="justify" draw:textarea-vertical-align="middle" draw:auto-grow-height="false" fo:min-height="0.005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925cm" fo:min-width="3.399cm"/>
    </style:style>
    <style:style style:name="gr55" style:family="graphic" style:parent-style-name="standard">
      <style:graphic-properties draw:stroke="none" svg:stroke-color="#000000" draw:fill="none" draw:fill-color="#ffffff" draw:textarea-horizontal-align="left" draw:auto-grow-height="true" draw:auto-grow-width="true" fo:min-height="0.925cm" fo:min-width="3.428cm"/>
    </style:style>
    <style:style style:name="gr56" style:family="graphic" style:parent-style-name="objectwithoutfill">
      <style:graphic-properties draw:marker-start="Arrow" draw:marker-end="Arrow" draw:fill="none" draw:textarea-vertical-align="middle"/>
    </style:style>
    <style:style style:name="gr57" style:family="graphic" style:parent-style-name="standard">
      <style:graphic-properties draw:stroke="none" svg:stroke-color="#000000" draw:fill="none" draw:fill-color="#ffffff" draw:auto-grow-height="true" draw:auto-grow-width="false" fo:max-height="0cm" fo:min-height="1.045cm"/>
    </style:style>
    <style:style style:name="gr58" style:family="graphic" style:parent-style-name="standard">
      <style:graphic-properties draw:stroke="none" svg:stroke-color="#000000" draw:fill="none" draw:fill-color="#ffffff" draw:auto-grow-height="true" draw:auto-grow-width="false" fo:max-height="0cm" fo:min-height="0.75cm"/>
    </style:style>
    <style:style style:name="gr59" style:family="graphic" style:parent-style-name="standard">
      <style:graphic-properties svg:stroke-color="#000000" draw:fill-color="#ffffff" draw:textarea-vertical-align="middle" draw:auto-grow-height="false" fo:min-height="3.551cm" fo:min-width="3.5cm"/>
    </style:style>
    <style:style style:name="gr60" style:family="graphic" style:parent-style-name="standard">
      <style:graphic-properties draw:textarea-horizontal-align="justify" draw:textarea-vertical-align="middle" draw:auto-grow-height="false" fo:min-height="1.35cm" fo:min-width="2.9cm"/>
    </style:style>
    <style:style style:name="gr61" style:family="graphic" style:parent-style-name="standard">
      <style:graphic-properties draw:textarea-horizontal-align="justify" draw:textarea-vertical-align="middle" draw:auto-grow-height="false" fo:min-height="2.15cm" fo:min-width="5.9cm"/>
    </style:style>
    <style:style style:name="gr62" style:family="graphic" style:parent-style-name="standard">
      <style:graphic-properties draw:textarea-horizontal-align="justify" draw:textarea-vertical-align="middle" draw:auto-grow-height="false" fo:min-height="1.55cm" fo:min-width="4.7cm"/>
    </style:style>
    <style:style style:name="gr63" style:family="graphic" style:parent-style-name="standard">
      <style:graphic-properties draw:textarea-horizontal-align="justify" draw:textarea-vertical-align="middle" draw:auto-grow-height="false" fo:min-height="1.75cm" fo:min-width="4.7cm"/>
    </style:style>
    <style:style style:name="gr64" style:family="graphic" style:parent-style-name="objectwithoutfill">
      <style:graphic-properties draw:stroke="dash" draw:stroke-dash="Ultrafine_20_Dashed"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subtitle">
      <style:graphic-properties draw:fill-color="#ffffff" draw:auto-grow-height="true" fo:min-height="12.179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style:text-properties fo:font-weight="bold" style:font-weight-asian="bold" style:font-weight-complex="bold"/>
    </style:style>
    <style:style style:name="P4" style:family="paragraph">
      <loext:graphic-properties draw:fill-color="#ffffff"/>
    </style:style>
    <style:style style:name="P5" style:family="paragraph">
      <loext:graphic-properties draw:fill-color="#ffff66"/>
      <style:paragraph-properties fo:text-align="center"/>
    </style:style>
    <style:style style:name="P6" style:family="paragraph">
      <loext:graphic-properties draw:fill="none" draw:fill-color="#ffffff"/>
    </style:style>
    <style:style style:name="P7" style:family="paragraph">
      <loext:graphic-properties draw:fill-color="#66ff66"/>
      <style:paragraph-properties fo:text-align="center"/>
    </style:style>
    <style:style style:name="P8" style:family="paragraph">
      <loext:graphic-properties draw:fill-color="#9999ff"/>
      <style:paragraph-properties fo:text-align="center"/>
    </style:style>
    <style:style style:name="P9" style:family="paragraph">
      <style:paragraph-properties fo:text-align="center"/>
    </style:style>
    <style:style style:name="P10" style:family="paragraph">
      <loext:graphic-properties draw:fill-color="#000000"/>
    </style:style>
    <style:style style:name="P11" style:family="paragraph">
      <loext:graphic-properties draw:fill="none"/>
      <style:paragraph-properties fo:text-align="center"/>
    </style:style>
    <style:style style:name="P12" style:family="paragraph">
      <loext:graphic-properties draw:fill-color="#999999"/>
      <style:paragraph-properties fo:text-align="center"/>
      <style:text-properties fo:font-size="14pt" style:font-size-asian="14pt" style:font-size-complex="14pt"/>
    </style:style>
    <style:style style:name="P13" style:family="paragraph">
      <loext:graphic-properties draw:fill-color="#b2b2b2"/>
      <style:paragraph-properties fo:text-align="center"/>
      <style:text-properties fo:font-size="14pt" style:font-size-asian="14pt" style:font-size-complex="14pt"/>
    </style:style>
    <style:style style:name="P14" style:family="paragraph">
      <loext:graphic-properties draw:fill-color="#ffff99"/>
      <style:paragraph-properties fo:text-align="center"/>
      <style:text-properties fo:font-size="14pt" style:font-size-asian="14pt" style:font-size-complex="14pt"/>
    </style:style>
    <style:style style:name="P15" style:family="paragraph">
      <style:text-properties fo:font-size="20pt" style:font-size-asian="20pt" style:font-size-complex="20pt"/>
    </style:style>
    <style:style style:name="P16" style:family="paragraph">
      <style:text-properties fo:font-size="32pt" style:font-size-asian="32pt" style:font-size-complex="32pt"/>
    </style:style>
    <style:style style:name="P17" style:family="paragraph">
      <style:text-properties fo:font-size="24pt" style:font-size-asian="24pt" style:font-size-complex="24pt"/>
    </style:style>
    <style:style style:name="P18" style:family="paragraph">
      <loext:graphic-properties draw:fill-color="#ffcc00"/>
      <style:paragraph-properties fo:text-align="center"/>
    </style:style>
    <style:style style:name="P19" style:family="paragraph">
      <loext:graphic-properties draw:fill-color="#ffcc00"/>
      <style:paragraph-properties fo:text-align="center"/>
      <style:text-properties fo:font-size="14pt" style:font-size-asian="14pt" style:font-size-complex="14pt"/>
    </style:style>
    <style:style style:name="P20" style:family="paragraph">
      <loext:graphic-properties draw:fill-color="#99ff99"/>
      <style:paragraph-properties fo:text-align="center"/>
    </style:style>
    <style:style style:name="P21" style:family="paragraph">
      <loext:graphic-properties draw:fill-color="#ff6666"/>
      <style:paragraph-properties fo:text-align="center"/>
    </style:style>
    <style:style style:name="P22" style:family="paragraph">
      <loext:graphic-properties draw:fill-color="#000000"/>
      <style:paragraph-properties fo:text-align="center"/>
    </style:style>
    <style:style style:name="P23" style:family="paragraph">
      <loext:graphic-properties draw:fill="none" draw:fill-color="#ffffff"/>
      <style:text-properties fo:font-size="12pt" style:font-size-asian="12pt" style:font-size-complex="12pt"/>
    </style:style>
    <style:style style:name="P24" style:family="paragraph">
      <style:text-properties style:text-line-through-style="none" style:text-line-through-type="none" fo:font-style="italic" fo:text-shadow="1pt 1pt" fo:font-weight="normal" style:font-style-asian="italic" style:font-weight-asian="normal" style:font-style-complex="italic" style:font-weight-complex="normal"/>
    </style:style>
    <style:style style:name="P25" style:family="paragraph">
      <loext:graphic-properties draw:fill="none" draw:fill-color="#ffffff"/>
      <style:text-properties fo:font-size="20pt" fo:font-weight="bold" style:font-size-asian="20pt" style:font-weight-asian="bold" style:font-size-complex="20pt" style:font-weight-complex="bold"/>
    </style:style>
    <style:style style:name="P26" style:family="paragraph">
      <loext:graphic-properties draw:fill-color="#ff6666" draw:opacity="100%"/>
      <style:paragraph-properties fo:text-align="center"/>
      <style:text-properties style:text-position="0% 100%"/>
    </style:style>
    <style:style style:name="P27" style:family="paragraph">
      <loext:graphic-properties draw:opacity="80%"/>
      <style:paragraph-properties fo:text-align="center"/>
    </style:style>
    <style:style style:name="P28" style:family="paragraph">
      <loext:graphic-properties draw:fill-color="#99ff99" draw:opacity="59%"/>
      <style:paragraph-properties fo:text-align="center"/>
    </style:style>
    <style:style style:name="P29" style:family="paragraph">
      <loext:graphic-properties draw:fill-color="#ff6666" draw:opacity="70%"/>
      <style:paragraph-properties fo:text-align="center"/>
    </style:style>
    <style:style style:name="P30" style:family="paragraph">
      <loext:graphic-properties draw:fill-color="#ffff66" draw:opacity="80%"/>
      <style:paragraph-properties fo:text-align="center"/>
    </style:style>
    <style:style style:name="P31" style:family="paragraph">
      <loext:graphic-properties draw:fill-color="#ffffff"/>
      <style:paragraph-properties fo:text-align="center"/>
    </style:style>
    <style:style style:name="P32" style:family="paragraph">
      <style:paragraph-properties fo:text-align="center"/>
      <style:text-properties fo:font-size="14pt" style:font-size-asian="14pt" style:font-size-complex="14pt"/>
    </style:style>
    <style:style style:name="P33" style:family="paragraph">
      <style:paragraph-properties fo:text-align="center"/>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20pt" style:font-size-asian="20pt" style:font-size-complex="20pt"/>
    </style:style>
    <style:style style:name="T4" style:family="text">
      <style:text-properties style:font-name="Liberation Sans3" style:font-name-asian="Liberation Sans3" style:font-name-complex="Liberation Sans3"/>
    </style:style>
    <style:style style:name="T5" style:family="text">
      <style:text-properties style:font-name="Liberation Sans" style:font-name-asian="Liberation Sans3" style:font-name-complex="Liberation Sans3"/>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24pt" style:font-size-asian="24pt" style:font-size-complex="24pt"/>
    </style:style>
    <style:style style:name="T8" style:family="text">
      <style:text-properties fo:font-size="12pt" style:font-size-asian="12pt" style:font-size-complex="12pt"/>
    </style:style>
    <style:style style:name="T9" style:family="text">
      <style:text-properties style:text-position="-33% 58%" fo:font-size="12pt" style:font-size-asian="12pt" style:font-size-complex="12pt"/>
    </style:style>
    <style:style style:name="T10" style:family="text">
      <style:text-properties style:text-position="0% 100%"/>
    </style:style>
    <style:style style:name="T11" style:family="text">
      <style:text-properties style:text-position="-33% 58%"/>
    </style:style>
    <style:style style:name="T12" style:family="text">
      <style:text-properties style:text-line-through-style="none" style:text-line-through-type="none" fo:font-style="italic" fo:text-shadow="1pt 1pt" fo:font-weight="normal" style:font-style-asian="italic" style:font-weight-asian="normal" style:font-style-complex="italic" style:font-weight-complex="normal"/>
    </style:style>
    <style:style style:name="T13" style:family="text">
      <style:text-properties fo:font-size="20pt" fo:font-weight="bold" style:font-size-asian="20pt" style:font-weight-asian="bold" style:font-size-complex="20pt" style:font-weight-complex="bold"/>
    </style:style>
    <style:style style:name="T14" style:family="text">
      <style:text-properties style:text-position="0% 100%" fo:font-size="12pt" style:font-size-asian="12pt" style:font-size-complex="12pt"/>
    </style:style>
    <style:style style:name="T1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list text:style-name="L1">
              <text:list-item>
                <text:p text:style-name="P1">Modules of the project</text:p>
              </text:list-item>
              <text:list-item>
                <text:p text:style-name="P1">Interaction with player</text:p>
              </text:list-item>
              <text:list-item>
                <text:p text:style-name="P1">Unit structure</text:p>
              </text:list-item>
              <text:list-item>
                <text:p text:style-name="P1">Collision matching</text:p>
              </text:list-item>
              <text:list-item>
                <text:p text:style-name="P1">Collision events</text:p>
              </text:list-item>
            </text:list>
          </draw:text-box>
        </draw:frame>
        <draw:frame presentation:style-name="pr2" draw:text-style-name="P3" draw:layer="layout" svg:width="25.199cm" svg:height="3.506cm" svg:x="1.4cm" svg:y="0.837cm" presentation:class="title">
          <draw:text-box>
            <text:p text:style-name="P3"><text:span text:style-name="T1">Our game projec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2" draw:text-style-name="P3" draw:layer="layout" svg:width="25.199cm" svg:height="3.506cm" svg:x="1.4cm" svg:y="0.837cm" presentation:class="title">
          <draw:text-box>
            <text:p><text:span text:style-name="T1">Modules of the project</text:span></text:p>
          </draw:text-box>
        </draw:frame>
        <draw:custom-shape draw:style-name="gr2" draw:text-style-name="P5" draw:layer="layout" svg:width="5.8cm" svg:height="12cm" svg:x="4cm" svg:y="6.2cm">
          <text:p/>
          <draw:enhanced-geometry svg:viewBox="0 0 21600 21600" draw:type="rectangle" draw:enhanced-path="M 0 0 L 21600 0 21600 21600 0 21600 0 0 Z N"/>
        </draw:custom-shape>
        <draw:frame draw:style-name="gr3" draw:text-style-name="P6" draw:layer="layout" svg:width="5cm" svg:height="0.962cm" svg:x="4.4cm" svg:y="6.6cm">
          <draw:text-box>
            <text:p>Physics engine</text:p>
          </draw:text-box>
        </draw:frame>
        <draw:custom-shape draw:style-name="gr4" draw:text-style-name="P7" draw:layer="layout" svg:width="5.8cm" svg:height="12cm" svg:x="11.452cm" svg:y="6.01cm">
          <text:p/>
          <draw:enhanced-geometry svg:viewBox="0 0 21600 21600" draw:type="rectangle" draw:enhanced-path="M 0 0 L 21600 0 21600 21600 0 21600 0 0 Z N"/>
        </draw:custom-shape>
        <draw:frame draw:style-name="gr3" draw:text-style-name="P6" draw:layer="layout" svg:width="2.6cm" svg:height="0.962cm" svg:x="13.2cm" svg:y="6.6cm">
          <draw:text-box>
            <text:p>Game</text:p>
          </draw:text-box>
        </draw:frame>
        <draw:custom-shape draw:style-name="gr5" draw:text-style-name="P8" draw:layer="layout" svg:width="5.8cm" svg:height="12cm" svg:x="18.8cm" svg:y="6.2cm">
          <text:p/>
          <draw:enhanced-geometry svg:viewBox="0 0 21600 21600" draw:type="rectangle" draw:enhanced-path="M 0 0 L 21600 0 21600 21600 0 21600 0 0 Z N"/>
        </draw:custom-shape>
        <draw:frame draw:style-name="gr3" draw:text-style-name="P6" draw:layer="layout" svg:width="2.6cm" svg:height="0.962cm" svg:x="20.6cm" svg:y="6.638cm">
          <draw:text-box>
            <text:p>GUI</text:p>
          </draw:text-box>
        </draw:frame>
        <draw:custom-shape draw:style-name="gr6" draw:text-style-name="P9" draw:layer="layout" svg:width="4.305cm" svg:height="2.896cm" svg:x="11.759cm" svg:y="10.747cm">
          <text:p/>
          <draw:enhanced-geometry svg:viewBox="0 0 21600 21600" draw:type="rectangle" draw:enhanced-path="M 0 0 L 21600 0 21600 21600 0 21600 0 0 Z N"/>
        </draw:custom-shape>
        <draw:custom-shape draw:style-name="gr7" draw:text-style-name="P9" draw:layer="layout" svg:width="4.407cm" svg:height="2.908cm" svg:x="11.95cm" svg:y="10.379cm">
          <text:p/>
          <draw:enhanced-geometry svg:viewBox="0 0 21600 21600" draw:type="rectangle" draw:enhanced-path="M 0 0 L 21600 0 21600 21600 0 21600 0 0 Z N"/>
        </draw:custom-shape>
        <draw:custom-shape draw:style-name="gr8" draw:text-style-name="P9" draw:layer="layout" svg:width="4.56cm" svg:height="3.112cm" svg:x="12.281cm" svg:y="9.985cm">
          <text:p/>
          <draw:enhanced-geometry svg:viewBox="0 0 21600 21600" draw:type="rectangle" draw:enhanced-path="M 0 0 L 21600 0 21600 21600 0 21600 0 0 Z N"/>
        </draw:custom-shape>
        <draw:custom-shape draw:style-name="gr9" draw:text-style-name="P9" draw:layer="layout" svg:width="4.445cm" svg:height="3.264cm" svg:x="12.586cm" svg:y="9.465cm">
          <text:p text:style-name="P9">Current level</text:p>
          <draw:enhanced-geometry svg:viewBox="0 0 21600 21600" draw:type="rectangle" draw:enhanced-path="M 0 0 L 21600 0 21600 21600 0 21600 0 0 Z N"/>
        </draw:custom-shape>
        <draw:custom-shape draw:style-name="gr10" draw:text-style-name="P10" xml:id="id2" draw:id="id2" draw:layer="layout" svg:width="4.445cm" svg:height="3.264cm" svg:x="12.586cm" svg:y="9.4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text-style-name="P11" draw:layer="layout" svg:width="1.753cm" svg:height="6.49cm" svg:x="11.531cm" svg:y="8.106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2" draw:text-style-name="P11" draw:layer="layout" svg:width="1.676cm" svg:height="6.654cm" svg:x="15.431cm" svg:y="8.08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6" draw:layer="layout" svg:width="3.125cm" svg:height="0.962cm" svg:x="12.928cm" svg:y="8.284cm">
          <draw:text-box>
            <text:p>Levels</text:p>
          </draw:text-box>
        </draw:frame>
        <draw:custom-shape draw:style-name="gr13" draw:text-style-name="P12" xml:id="id1" draw:id="id1" draw:layer="layout" svg:width="4.614cm" svg:height="4.519cm" svg:x="19.389cm" svg:y="8.128cm">
          <text:p text:style-name="P9"><text:span text:style-name="T2">Update state of</text:span></text:p>
          <text:p text:style-name="P9"><text:span text:style-name="T2">level and redraw</text:span></text:p>
          <text:p text:style-name="P9"><text:span text:style-name="T2">it every 1/fps sec.</text:span></text:p>
          <draw:enhanced-geometry svg:viewBox="0 0 21600 21600" draw:type="rectangle" draw:enhanced-path="M 0 0 L 21600 0 21600 21600 0 21600 0 0 Z N"/>
        </draw:custom-shape>
        <draw:connector draw:style-name="gr14" draw:text-style-name="P11" draw:layer="layout" svg:x1="19.389cm" svg:y1="10.387cm" svg:x2="17.031cm" svg:y2="11.097cm" draw:start-shape="id1" draw:start-glue-point="3" draw:end-shape="id2" draw:end-glue-point="1" svg:d="M19389 10387h-1179v710h-1179" svg:viewBox="0 0 2359 711">
          <text:p/>
        </draw:connector>
        <draw:custom-shape draw:style-name="gr15" draw:text-style-name="P13" xml:id="id3" draw:id="id3" draw:layer="layout" svg:width="5.143cm" svg:height="8.276cm" svg:x="4.308cm" svg:y="7.778cm">
          <text:p text:style-name="P9"><text:span text:style-name="T2">Change all units </text:span></text:p>
          <text:p text:style-name="P9"><text:span text:style-name="T2">positions according</text:span></text:p>
          <text:p text:style-name="P9"><text:span text:style-name="T2">with game physics</text:span></text:p>
          <text:p text:style-name="P9"><text:span text:style-name="T2"><text:s/></text:span><text:span text:style-name="T2">rules</text:span></text:p>
          <draw:enhanced-geometry svg:viewBox="0 0 21600 21600" draw:type="rectangle" draw:enhanced-path="M 0 0 L 21600 0 21600 21600 0 21600 0 0 Z N"/>
        </draw:custom-shape>
        <draw:connector draw:style-name="gr14" draw:text-style-name="P11" draw:layer="layout" svg:x1="12.586cm" svg:y1="11.097cm" svg:x2="9.451cm" svg:y2="11.916cm" draw:start-shape="id2" draw:start-glue-point="3" draw:end-shape="id3" draw:end-glue-point="1" svg:d="M12586 11097h-1568v819h-1567" svg:viewBox="0 0 3136 820">
          <text:p/>
        </draw:connector>
        <draw:custom-shape draw:style-name="gr16" draw:text-style-name="P14" draw:layer="layout" svg:width="4.075cm" svg:height="2.021cm" svg:x="12.552cm" svg:y="15.292cm">
          <text:p text:style-name="P9"><text:span text:style-name="T2">Player`s healths,</text:span></text:p>
          <text:p text:style-name="P9"><text:span text:style-name="T2">coins e.t.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draw:text-box>
            <text:p><text:span text:style-name="T1">Modules of the project - GUI</text:span></text:p>
          </draw:text-box>
        </draw:frame>
        <draw:frame presentation:style-name="pr4" draw:text-style-name="P15" draw:layer="layout" svg:width="25.199cm" svg:height="7.264cm" svg:x="1.4cm" svg:y="4.914cm" presentation:class="outline" presentation:user-transformed="true">
          <draw:text-box>
            <text:list text:style-name="L2">
              <text:list-item>
                <text:p><text:span text:style-name="T3">GUI layer of the project does not know about any details of game. It has only API of game which can give for GUI coordinates of rectangles of all units to drawing and textures associated with every drown rectangle.</text:span></text:p>
              </text:list-item>
              <text:list-item>
                <text:p><text:span text:style-name="T3">Also GameAPI has function to update states of units by one frame.</text:span></text:p>
              </text:list-item>
              <text:list-item>
                <text:p><text:span text:style-name="T3">GUI draws all rectangles in the level, fill it by associated textures and call function to update state of the game. After it GUI repeats this sequence of actions by every 1/FPS seconds.</text:span></text:p>
              </text:list-item>
            </text:list>
          </draw:text-box>
        </draw:frame>
        <draw:custom-shape draw:style-name="gr17" draw:text-style-name="P9" xml:id="id4" draw:id="id4" draw:layer="layout" svg:width="4.996cm" svg:height="3cm" svg:x="7.549cm" svg:y="13.4cm">
          <text:p text:style-name="P9">Draw all units of</text:p>
          <text:p text:style-name="P9">Current level</text:p>
          <draw:enhanced-geometry svg:viewBox="0 0 21600 21600" draw:type="rectangle" draw:enhanced-path="M 0 0 L 21600 0 21600 21600 0 21600 0 0 Z N"/>
        </draw:custom-shape>
        <draw:custom-shape draw:style-name="gr18" draw:text-style-name="P9" xml:id="id5" draw:id="id5" draw:layer="layout" svg:width="5.179cm" svg:height="3cm" svg:x="13.984cm" svg:y="13.4cm">
          <text:p text:style-name="P9">Update state of </text:p>
          <text:p text:style-name="P9">game</text:p>
          <draw:enhanced-geometry svg:viewBox="0 0 21600 21600" draw:type="rectangle" draw:enhanced-path="M 0 0 L 21600 0 21600 21600 0 21600 0 0 Z N"/>
        </draw:custom-shape>
        <draw:connector draw:style-name="gr14" draw:text-style-name="P11" draw:layer="layout" svg:x1="12.545cm" svg:y1="14.9cm" svg:x2="13.984cm" svg:y2="14.9cm" draw:start-shape="id4" draw:start-glue-point="1" draw:end-shape="id5" draw:end-glue-point="3" svg:d="M12545 14900h1439" svg:viewBox="0 0 1440 1">
          <text:p/>
        </draw:connector>
        <draw:connector draw:style-name="gr14" draw:text-style-name="P11" draw:layer="layout" draw:line-skew="0.537cm 5.701cm -0.448cm" svg:x1="19.163cm" svg:y1="14.9cm" svg:x2="7.549cm" svg:y2="14.9cm" draw:start-shape="id5" draw:start-glue-point="1" draw:end-shape="id4" draw:end-glue-point="3" svg:d="M19163 14900h1037v3700h-13600v-3700h949" svg:viewBox="0 0 13601 3701">
          <text:p/>
        </draw:connector>
        <draw:frame draw:style-name="gr19" draw:text-style-name="P6" draw:layer="layout" svg:width="10.649cm" svg:height="0.962cm" svg:x="8.751cm" svg:y="17.438cm">
          <draw:text-box>
            <text:p>One iteration takes <text:span text:style-name="T4">≈</text:span><text:span text:style-name="T5">1/FPS seconds</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draw:text-box>
            <text:p><text:span text:style-name="T1">Modules of the project - Game</text:span></text:p>
          </draw:text-box>
        </draw:frame>
        <draw:frame presentation:style-name="pr4" draw:layer="layout" svg:width="25.199cm" svg:height="12.179cm" svg:x="1.4cm" svg:y="4.914cm" presentation:class="outline">
          <draw:text-box>
            <text:list text:style-name="L2">
              <text:list-item>
                <text:p>Game layer contains levels, player`s statistics and data like a coins, health, e.t.c.</text:p>
              </text:list-item>
              <text:list-item>
                <text:p>Game has API for GUI: in our implementation of this architecture game implements GameAPI class.</text:p>
              </text:list-item>
              <text:list-item>
                <text:p>In our implementation of the Game it is class Game and interface GameAPI which is implemented by this class. Also in our implementation Game`s constructor takes reference for shared buffer of keys states (see Interaction with player).</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text-style-name="P16" draw:layer="layout" svg:width="25.199cm" svg:height="3.506cm" svg:x="1.4cm" svg:y="0.837cm" presentation:class="title">
          <draw:text-box>
            <text:p><text:span text:style-name="T6">Modules of the project — Physics engine</text:span></text:p>
          </draw:text-box>
        </draw:frame>
        <draw:frame presentation:style-name="pr4" draw:text-style-name="P17" draw:layer="layout" svg:width="25.199cm" svg:height="7.486cm" svg:x="1.4cm" svg:y="4.914cm" presentation:class="outline" presentation:user-transformed="true">
          <draw:text-box>
            <text:list text:style-name="L2">
              <text:list-item>
                <text:p><text:span text:style-name="T7">Levels are objects of World class which represents one world`s items and functions which describe relations between them.</text:span></text:p>
              </text:list-item>
              <text:list-item>
                <text:p><text:span text:style-name="T7">World have function for updating states of all it`s items according to physics rules which are described by internal world functions.</text:span></text:p>
              </text:list-item>
              <text:list-item>
                <text:p><text:span text:style-name="T7">World consists of units: every game item is unit in the world.</text:span></text:p>
              </text:list-item>
            </text:list>
          </draw:text-box>
        </draw:frame>
        <draw:custom-shape draw:style-name="gr20" draw:text-style-name="P9" draw:layer="layout" svg:width="9.6cm" svg:height="4.6cm" svg:x="9.6cm" svg:y="14.2cm">
          <text:p text:style-name="P9">World</text:p>
          <draw:enhanced-geometry svg:viewBox="0 0 21600 21600" draw:type="rectangle" draw:enhanced-path="M 0 0 L 21600 0 21600 21600 0 21600 0 0 Z N"/>
        </draw:custom-shape>
        <draw:custom-shape draw:style-name="gr21" draw:text-style-name="P18" draw:layer="layout" svg:width="1.6cm" svg:height="1.4cm" svg:x="9.6cm" svg:y="17.4cm">
          <text:p text:style-name="P9">unit</text:p>
          <draw:enhanced-geometry svg:viewBox="0 0 21600 21600" draw:type="rectangle" draw:enhanced-path="M 0 0 L 21600 0 21600 21600 0 21600 0 0 Z N"/>
        </draw:custom-shape>
        <draw:custom-shape draw:style-name="gr21" draw:text-style-name="P18" draw:layer="layout" svg:width="1.6cm" svg:height="1.4cm" svg:x="11.2cm" svg:y="17.4cm">
          <text:p text:style-name="P9">unit</text:p>
          <draw:enhanced-geometry svg:viewBox="0 0 21600 21600" draw:type="rectangle" draw:enhanced-path="M 0 0 L 21600 0 21600 21600 0 21600 0 0 Z N"/>
        </draw:custom-shape>
        <draw:custom-shape draw:style-name="gr21" draw:text-style-name="P18" draw:layer="layout" svg:width="1.6cm" svg:height="1.4cm" svg:x="12.8cm" svg:y="17.4cm">
          <text:p text:style-name="P9">unit</text:p>
          <draw:enhanced-geometry svg:viewBox="0 0 21600 21600" draw:type="rectangle" draw:enhanced-path="M 0 0 L 21600 0 21600 21600 0 21600 0 0 Z N"/>
        </draw:custom-shape>
        <draw:custom-shape draw:style-name="gr21" draw:text-style-name="P18" draw:layer="layout" svg:width="1.6cm" svg:height="1.4cm" svg:x="14.4cm" svg:y="17.4cm">
          <text:p text:style-name="P9">unit</text:p>
          <draw:enhanced-geometry svg:viewBox="0 0 21600 21600" draw:type="rectangle" draw:enhanced-path="M 0 0 L 21600 0 21600 21600 0 21600 0 0 Z N"/>
        </draw:custom-shape>
        <draw:custom-shape draw:style-name="gr21" draw:text-style-name="P18" draw:layer="layout" svg:width="1.6cm" svg:height="1.4cm" svg:x="16cm" svg:y="17.4cm">
          <text:p text:style-name="P9">unit</text:p>
          <draw:enhanced-geometry svg:viewBox="0 0 21600 21600" draw:type="rectangle" draw:enhanced-path="M 0 0 L 21600 0 21600 21600 0 21600 0 0 Z N"/>
        </draw:custom-shape>
        <draw:custom-shape draw:style-name="gr21" draw:text-style-name="P19" draw:layer="layout" svg:width="1.6cm" svg:height="1.4cm" svg:x="9.6cm" svg:y="16cm">
          <text:p text:style-name="P9"><text:span text:style-name="T2">Unit</text:span></text:p>
          <text:p text:style-name="P9"><text:span text:style-name="T2">(player)</text:span></text:p>
          <draw:enhanced-geometry svg:viewBox="0 0 21600 21600" draw:type="rectangle" draw:enhanced-path="M 0 0 L 21600 0 21600 21600 0 21600 0 0 Z N"/>
        </draw:custom-shape>
        <draw:custom-shape draw:style-name="gr21" draw:text-style-name="P18" draw:layer="layout" svg:width="1.6cm" svg:height="1.4cm" svg:x="17.6cm" svg:y="17.4cm">
          <text:p text:style-name="P9">unit</text:p>
          <draw:enhanced-geometry svg:viewBox="0 0 21600 21600" draw:type="rectangle" draw:enhanced-path="M 0 0 L 21600 0 21600 21600 0 21600 0 0 Z N"/>
        </draw:custom-shape>
        <draw:custom-shape draw:style-name="gr21" draw:text-style-name="P19" draw:layer="layout" svg:width="1.6cm" svg:height="1.4cm" svg:x="16cm" svg:y="16cm">
          <text:p text:style-name="P9"><text:span text:style-name="T2">Unit</text:span></text:p>
          <text:p text:style-name="P9"><text:span text:style-name="T2">(mob)</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text-style-name="P3" draw:layer="layout" svg:width="25.199cm" svg:height="3.506cm" svg:x="1.4cm" svg:y="0.837cm" presentation:class="title">
          <draw:text-box>
            <text:p><text:span text:style-name="T1">Interaction with player</text:span></text:p>
          </draw:text-box>
        </draw:frame>
        <draw:custom-shape draw:style-name="gr22" draw:text-style-name="P9" draw:layer="layout" svg:width="13.957cm" svg:height="1.892cm" svg:x="7.399cm" svg:y="10.536cm">
          <text:p text:style-name="P9">Keys states (is pressed now or not) shared buffer</text:p>
          <draw:enhanced-geometry svg:viewBox="0 0 21600 21600" draw:type="rectangle" draw:enhanced-path="M 0 0 L 21600 0 21600 21600 0 21600 0 0 Z N"/>
        </draw:custom-shape>
        <draw:custom-shape draw:style-name="gr23" draw:text-style-name="P20" draw:layer="layout" svg:width="21.097cm" svg:height="2.669cm" svg:x="3.823cm" svg:y="4.574cm">
          <text:p text:style-name="P9">Game</text:p>
          <draw:enhanced-geometry svg:viewBox="0 0 21600 21600" draw:type="rectangle" draw:enhanced-path="M 0 0 L 21600 0 21600 21600 0 21600 0 0 Z N"/>
        </draw:custom-shape>
        <draw:custom-shape draw:style-name="gr24" draw:text-style-name="P8" draw:layer="layout" svg:width="21.097cm" svg:height="2.669cm" svg:x="3.887cm" svg:y="15.707cm">
          <text:p text:style-name="P9">GUI</text:p>
          <draw:enhanced-geometry svg:viewBox="0 0 21600 21600" draw:type="rectangle" draw:enhanced-path="M 0 0 L 21600 0 21600 21600 0 21600 0 0 Z N"/>
        </draw:custom-shape>
        <draw:custom-shape draw:style-name="gr25" draw:text-style-name="P21" draw:layer="layout" svg:width="1.27cm" svg:height="3.291cm" svg:x="9.032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1" draw:layer="layout" svg:width="1.257cm" svg:height="3.252cm" svg:x="11.559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1" draw:layer="layout" svg:width="1.076cm" svg:height="3.201cm" svg:x="19.49cm" svg:y="7.28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6" draw:layer="layout" svg:width="4.678cm" svg:height="2.384cm" svg:x="13.516cm" svg:y="7.645cm">
          <draw:text-box>
            <text:p>Reads state of needed keys in each frame</text:p>
          </draw:text-box>
        </draw:frame>
        <draw:custom-shape draw:style-name="gr29" draw:text-style-name="P21" draw:layer="layout" svg:width="1.206cm" svg:height="3.266cm" svg:x="7.684cm" svg:y="12.44cm">
          <text:p text:style-name="P9">1</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1" draw:layer="layout" svg:width="1.206cm" svg:height="3.266cm" svg:x="16.057cm" svg:y="12.428cm">
          <text:p text:style-name="P9">0</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6" draw:layer="layout" svg:width="4.964cm" svg:height="2.384cm" svg:x="9.291cm" svg:y="12.868cm">
          <draw:text-box>
            <text:p>If key is pushed set key state to 1</text:p>
          </draw:text-box>
        </draw:frame>
        <draw:frame draw:style-name="gr28" draw:text-style-name="P6" draw:layer="layout" svg:width="4.964cm" svg:height="2.384cm" svg:x="17.857cm" svg:y="12.894cm">
          <draw:text-box>
            <text:p>If key is pulled set key state to 0</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text-style-name="P3" draw:layer="layout" svg:width="25.199cm" svg:height="3.506cm" svg:x="1.4cm" svg:y="0.837cm" presentation:class="title">
          <draw:text-box>
            <text:p><text:span text:style-name="T1">Unit structure</text:span></text:p>
          </draw:text-box>
        </draw:frame>
        <draw:custom-shape draw:style-name="gr30" draw:text-style-name="P9" draw:layer="layout" svg:width="2.159cm" svg:height="2.159cm" svg:x="4.311cm" svg:y="5.084cm">
          <text:p text:style-name="P9">Unit</text:p>
          <draw:enhanced-geometry svg:viewBox="0 0 21600 21600" draw:type="rectangle" draw:enhanced-path="M 0 0 L 21600 0 21600 21600 0 21600 0 0 Z N"/>
        </draw:custom-shape>
        <draw:line draw:style-name="gr14" draw:text-style-name="P11" draw:layer="layout" svg:x1="5.454cm" svg:y1="6.354cm" svg:x2="5.454cm" svg:y2="9.402cm">
          <text:p/>
        </draw:line>
        <draw:custom-shape draw:style-name="gr31" draw:text-style-name="P22" draw:layer="layout" svg:width="0.254cm" svg:height="0.254cm" svg:x="4.184cm" svg:y="7.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2" draw:layer="layout" svg:width="0.254cm" svg:height="0.254cm" svg:x="6.343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3" draw:layer="layout" svg:width="1.585cm" svg:height="0.826cm" svg:x="6.343cm" svg:y="4.322cm">
          <draw:text-box>
            <text:p><text:span text:style-name="T8">(x</text:span><text:span text:style-name="T9">2</text:span><text:span text:style-name="T8">,y</text:span><text:span text:style-name="T9">2</text:span><text:span text:style-name="T8">)</text:span></text:p>
          </draw:text-box>
        </draw:frame>
        <draw:frame draw:style-name="gr32" draw:text-style-name="P23" draw:layer="layout" svg:width="1.585cm" svg:height="0.826cm" svg:x="2.914cm" svg:y="7.306cm">
          <draw:text-box>
            <text:p><text:span text:style-name="T8">(x</text:span><text:span text:style-name="T9">1</text:span><text:span text:style-name="T8">,y</text:span><text:span text:style-name="T9">1</text:span><text:span text:style-name="T8">)</text:span></text:p>
          </draw:text-box>
        </draw:frame>
        <draw:line draw:style-name="gr33" draw:text-style-name="P11" draw:layer="layout" svg:x1="5.454cm" svg:y1="6.354cm" svg:x2="2.787cm" svg:y2="6.354cm">
          <text:p/>
        </draw:line>
        <draw:frame draw:style-name="gr34" draw:text-style-name="P6" draw:layer="layout" svg:width="1.488cm" svg:height="1.114cm" svg:x="2.95cm" svg:y="5.367cm">
          <draw:text-box>
            <text:p><text:span text:style-name="T10">u</text:span><text:span text:style-name="T11">hor</text:span></text:p>
          </draw:text-box>
        </draw:frame>
        <draw:line draw:style-name="gr33" draw:text-style-name="P11" draw:layer="layout" svg:x1="5.454cm" svg:y1="6.354cm" svg:x2="5.454cm" svg:y2="4.195cm">
          <text:p/>
        </draw:line>
        <draw:frame draw:style-name="gr35" draw:text-style-name="P6" draw:layer="layout" svg:width="1.467cm" svg:height="1.114cm" svg:x="4.241cm" svg:y="3.941cm">
          <draw:text-box>
            <text:p><text:span text:style-name="T10">u</text:span><text:span text:style-name="T11">ver</text:span></text:p>
          </draw:text-box>
        </draw:frame>
        <draw:frame draw:style-name="gr36" draw:text-style-name="P9" draw:layer="layout" svg:width="2.919cm" svg:height="1.562cm" svg:x="3.93cm" svg:y="9.999cm">
          <loext:p/>
          <draw:object xlink:href="./Object 1" xlink:type="simple" xlink:show="embed" xlink:actuate="onLoad"/>
          <draw:image xlink:href="./ObjectReplacements/Object 1" xlink:type="simple" xlink:show="embed" xlink:actuate="onLoad"/>
        </draw:frame>
        <draw:frame draw:style-name="gr34" draw:text-style-name="P6" draw:layer="layout" svg:width="1.488cm" svg:height="1.114cm" svg:x="5.581cm" svg:y="7.399cm">
          <draw:text-box>
            <text:p><text:span text:style-name="T10">u</text:span><text:span text:style-name="T11">g</text:span></text:p>
          </draw:text-box>
        </draw:frame>
        <draw:frame draw:style-name="gr37" draw:text-style-name="P6" draw:layer="layout" svg:width="18.319cm" svg:height="16.057cm" svg:x="9.219cm" svg:y="4.263cm">
          <draw:text-box>
            <text:p><text:tab/>Size and position of unit can be described by two points: left bottom (x<text:span text:style-name="T11">1</text:span>,y<text:span text:style-name="T11">1</text:span>) ant top right (x<text:span text:style-name="T11">2</text:span>,y<text:span text:style-name="T11">2</text:span>).</text:p>
            <text:p><text:tab/>For describe current state of the unit in the world it’s enough to have a two current speed vectors: vertical and horizontal. Measure of speed in our game context is points per frame. Each frame = n seconds. Also there is speed given by gravitation, and it always force unit.</text:p>
            <text:p/>
            <text:p><text:tab/>If unit is alone with no other units, it has only vertical gravitation speed, witch make unit move down.</text:p>
            <text:p/>
            <text:p><text:tab/>If two blocks bumped, block with lower priority takes speed of block with higher priority. <text:s/>So each unit should have priority. Units of ground and walls normally have the largest priority.</text:p>
            <text:p/>
          </draw:text-box>
        </draw:frame>
        <draw:custom-shape draw:style-name="gr30" draw:text-style-name="P9" draw:layer="layout" svg:width="2.159cm" svg:height="2.159cm" svg:x="4.279cm" svg:y="13.594cm">
          <text:p text:style-name="P9">Unit</text:p>
          <draw:enhanced-geometry svg:viewBox="0 0 21600 21600" draw:type="rectangle" draw:enhanced-path="M 0 0 L 21600 0 21600 21600 0 21600 0 0 Z N"/>
        </draw:custom-shape>
        <draw:line draw:style-name="gr14" draw:text-style-name="P11" draw:layer="layout" svg:x1="5.422cm" svg:y1="14.864cm" svg:x2="5.422cm" svg:y2="17.912cm">
          <text:p/>
        </draw:line>
        <draw:custom-shape draw:style-name="gr31" draw:text-style-name="P22" draw:layer="layout" svg:width="0.254cm" svg:height="0.254cm" svg:x="4.152cm" svg:y="1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2" draw:layer="layout" svg:width="0.254cm" svg:height="0.254cm" svg:x="6.311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3" draw:layer="layout" svg:width="1.585cm" svg:height="0.826cm" svg:x="6.311cm" svg:y="12.832cm">
          <draw:text-box>
            <text:p><text:span text:style-name="T8">(x</text:span><text:span text:style-name="T9">2</text:span><text:span text:style-name="T8">,y</text:span><text:span text:style-name="T9">2</text:span><text:span text:style-name="T8">)</text:span></text:p>
          </draw:text-box>
        </draw:frame>
        <draw:frame draw:style-name="gr32" draw:text-style-name="P23" draw:layer="layout" svg:width="1.585cm" svg:height="0.826cm" svg:x="2.882cm" svg:y="15.816cm">
          <draw:text-box>
            <text:p><text:span text:style-name="T8">(x</text:span><text:span text:style-name="T9">1</text:span><text:span text:style-name="T8">,y</text:span><text:span text:style-name="T9">1</text:span><text:span text:style-name="T8">)</text:span></text:p>
          </draw:text-box>
        </draw:frame>
        <draw:frame draw:style-name="gr34" draw:text-style-name="P6" draw:layer="layout" svg:width="1.488cm" svg:height="1.114cm" svg:x="5.549cm" svg:y="15.909cm">
          <draw:text-box>
            <text:p><text:span text:style-name="T10">u</text:span><text:span text:style-name="T11">g</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text-style-name="P24" draw:layer="layout" svg:width="25.199cm" svg:height="3.506cm" svg:x="1.4cm" svg:y="0.837cm" presentation:class="title" presentation:user-transformed="true">
          <draw:text-box>
            <text:p><text:span text:style-name="T12">Collision matching</text:span></text:p>
          </draw:text-box>
        </draw:frame>
        <draw:custom-shape draw:style-name="gr30" draw:text-style-name="P9" draw:layer="layout" svg:width="2.159cm" svg:height="2.159cm" svg:x="6.489cm" svg:y="8.265cm">
          <text:p text:style-name="P9">A</text:p>
          <draw:enhanced-geometry svg:viewBox="0 0 21600 21600" draw:type="rectangle" draw:enhanced-path="M 0 0 L 21600 0 21600 21600 0 21600 0 0 Z N"/>
        </draw:custom-shape>
        <draw:custom-shape draw:style-name="gr31" draw:text-style-name="P22" draw:layer="layout" svg:width="0.254cm" svg:height="0.254cm" svg:x="6.362cm" svg:y="10.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2" draw:layer="layout" svg:width="0.254cm" svg:height="0.254cm" svg:x="8.52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3" draw:layer="layout" svg:width="1.585cm" svg:height="0.826cm" svg:x="8.521cm" svg:y="7.503cm">
          <draw:text-box>
            <text:p><text:span text:style-name="T8">(x</text:span><text:span text:style-name="T9">2</text:span><text:span text:style-name="T8">,y</text:span><text:span text:style-name="T9">2</text:span><text:span text:style-name="T8">)</text:span></text:p>
          </draw:text-box>
        </draw:frame>
        <draw:frame draw:style-name="gr32" draw:text-style-name="P23" draw:layer="layout" svg:width="1.585cm" svg:height="0.826cm" svg:x="5.092cm" svg:y="10.487cm">
          <draw:text-box>
            <text:p><text:span text:style-name="T8">(x</text:span><text:span text:style-name="T9">1</text:span><text:span text:style-name="T8">,y</text:span><text:span text:style-name="T9">1</text:span><text:span text:style-name="T8">)</text:span></text:p>
          </draw:text-box>
        </draw:frame>
        <draw:frame draw:style-name="gr38" draw:text-style-name="P25" draw:layer="layout" svg:width="10.154cm" svg:height="1.038cm" svg:x="8.915cm" svg:y="3.627cm">
          <draw:text-box>
            <text:p><text:span text:style-name="T13">Position of A &lt; position of B:</text:span></text:p>
          </draw:text-box>
        </draw:frame>
        <draw:custom-shape draw:style-name="gr39" draw:text-style-name="P9" draw:layer="layout" svg:width="2.15cm" svg:height="2.159cm" svg:x="15.388cm" svg:y="9.155cm">
          <text:p text:style-name="P9">A</text:p>
          <draw:enhanced-geometry svg:viewBox="0 0 21600 21600" draw:type="rectangle" draw:enhanced-path="M 0 0 L 21600 0 21600 21600 0 21600 0 0 Z N"/>
        </draw:custom-shape>
        <draw:custom-shape draw:style-name="gr31" draw:text-style-name="P22" draw:layer="layout" svg:width="0.254cm" svg:height="0.254cm" svg:x="15.261cm" svg:y="1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2" draw:layer="layout" svg:width="0.254cm" svg:height="0.254cm" svg:x="17.401cm" svg:y="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3" draw:layer="layout" svg:width="2.203cm" svg:height="0.826cm" svg:x="19.467cm" svg:y="6.614cm">
          <draw:text-box>
            <text:p><text:span text:style-name="T8">(x</text:span><text:span text:style-name="T9">2</text:span><text:span text:style-name="T14">,</text:span><text:span text:style-name="T8">y</text:span><text:span text:style-name="T9">2</text:span><text:span text:style-name="T8">)</text:span></text:p>
          </draw:text-box>
        </draw:frame>
        <draw:frame draw:style-name="gr32" draw:text-style-name="P23" draw:layer="layout" svg:width="1.585cm" svg:height="0.826cm" svg:x="13.991cm" svg:y="11.377cm">
          <draw:text-box>
            <text:p><text:span text:style-name="T8">(x</text:span><text:span text:style-name="T9">1</text:span><text:span text:style-name="T8">,y</text:span><text:span text:style-name="T9">1</text:span><text:span text:style-name="T8">)</text:span></text:p>
          </draw:text-box>
        </draw:frame>
        <draw:custom-shape draw:style-name="gr41" draw:text-style-name="P21" draw:layer="layout" svg:width="1.568cm" svg:height="2.229cm" svg:x="9.661cm" svg:y="8.239cm">
          <text:p text:style-name="P9">B</text:p>
          <draw:enhanced-geometry svg:viewBox="0 0 21600 21600" draw:type="rectangle" draw:enhanced-path="M 0 0 L 21600 0 21600 21600 0 21600 0 0 Z N"/>
        </draw:custom-shape>
        <draw:custom-shape draw:style-name="gr42" draw:text-style-name="P26" draw:layer="layout" svg:width="2.824cm" svg:height="2.134cm" svg:x="15.362cm" svg:y="6.122cm">
          <text:p text:style-name="P9"><text:span text:style-name="T10"/></text:p>
          <text:p text:style-name="P9"><text:span text:style-name="T10">B</text:span></text:p>
          <draw:enhanced-geometry svg:viewBox="0 0 21600 21600" draw:type="rectangle" draw:enhanced-path="M 0 0 L 21600 0 21600 21600 0 21600 0 0 Z N"/>
        </draw:custom-shape>
        <draw:frame draw:style-name="gr43" draw:text-style-name="P6" draw:layer="layout" svg:width="19.654cm" svg:height="3.806cm" svg:x="1.81cm" svg:y="13.557cm">
          <draw:text-box>
            <text:p>Unit A position is less then unit B position if end of A by x is less then</text:p>
            <text:p>begin of B by x or top side of A is less then bottom</text:p>
            <text:p>side of B. In the other cases collision has place.</text:p>
            <text:p>In the engine it means that if <text:span text:style-name="T1">NOT(A &lt; B) AND NOT(B &lt; A)</text:span></text:p>
            <text:p>then they are collised.</text:p>
          </draw:text-box>
        </draw:frame>
        <draw:frame draw:style-name="gr44" draw:text-style-name="P25" draw:layer="layout" svg:width="1.664cm" svg:height="1.673cm" svg:x="12.357cm" svg:y="7.9cm">
          <draw:text-box>
            <text:p><text:span text:style-name="T13">or</text:span></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draw:text-box>
            <text:p><text:span text:style-name="T12">Collision matching</text:span></text:p>
          </draw:text-box>
        </draw:frame>
        <draw:frame presentation:style-name="pr4" draw:layer="layout" svg:width="25.199cm" svg:height="6.486cm" svg:x="1.4cm" svg:y="4.914cm" presentation:class="outline" presentation:user-transformed="true">
          <draw:text-box>
            <text:list text:style-name="L2">
              <text:list-item>
                <text:p>There <text:s/>are three sets of objects: static, mobs and players.</text:p>
              </text:list-item>
              <text:list-item>
                <text:p>Collisions are matched only between different sets. It greatly decrease number of calculations of interactions between units.</text:p>
              </text:list-item>
              <text:list-item>
                <text:p>There is additional 4th group named staff. It contains units which should interact only with players, e.g. coins. </text:p>
              </text:list-item>
            </text:list>
          </draw:text-box>
        </draw:frame>
        <draw:custom-shape draw:style-name="gr45" draw:text-style-name="P27" draw:layer="layout" svg:width="2.268cm" svg:height="6.153cm" draw:transform="rotate (1.42872652568256) translate (7.182cm 14.445cm)">
          <text:p text:style-name="P9">Stat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8" draw:layer="layout" svg:width="2.338cm" svg:height="5.38cm" draw:transform="skewX (-0.000349065850398775) rotate (0.531627290157473) translate (6.6cm 13.866cm)">
          <text:p text:style-name="P9">play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9" draw:layer="layout" svg:width="2.191cm" svg:height="5.651cm" draw:transform="rotate (-0.794299342582619) translate (13.001cm 13.18cm)">
          <text:p text:style-name="P9">mob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draw:layer="layout" svg:width="4.252cm" svg:height="4.358cm" draw:transform="rotate (0.0404916386462686) translate (19.981cm 12.972cm)">
          <text:p text:style-name="P9">sta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draw:layer="layout" svg:width="4.634cm" svg:height="4.864cm" draw:transform="skewX (-0.000349065850398868) rotate (0.0356047167406843) translate (16.2cm 12.765cm)">
          <text:p text:style-name="P9">player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3.506cm" svg:x="1.4cm" svg:y="0.837cm" presentation:class="title">
          <draw:text-box>
            <text:p><text:span text:style-name="T12">Collision matching</text:span></text:p>
          </draw:text-box>
        </draw:frame>
        <draw:frame presentation:style-name="pr4" draw:layer="layout" svg:width="25.199cm" svg:height="3.486cm" svg:x="1.4cm" svg:y="4.914cm" presentation:class="outline" presentation:user-transformed="true">
          <draw:text-box>
            <text:list text:style-name="L2">
              <text:list-header>
                <text:p>Detecting of the side of collision:</text:p>
              </text:list-header>
              <text:list-item>
                <text:p>let A unit has greater priority than B.</text:p>
              </text:list-item>
              <text:list-item>
                <text:p>we decide which side of A is bumped by B by angle between CA-CB line and horizontal axis.</text:p>
              </text:list-item>
              <text:list-item>
                <text:p>in our program angles start from -180<text:span text:style-name="T4">°</text:span> in the II part to 180<text:span text:style-name="T4">°</text:span> in the III part.</text:p>
                <text:p/>
              </text:list-item>
            </text:list>
          </draw:text-box>
        </draw:frame>
        <draw:custom-shape draw:style-name="gr50" draw:text-style-name="P9" draw:layer="layout" svg:width="2.743cm" svg:height="3.071cm" svg:x="2.531cm" svg:y="13.839cm">
          <text:p text:style-name="P9"><text:s text:c="10"/></text:p>
          <text:p text:style-name="P9"/>
          <text:p text:style-name="P9"/>
          <text:p text:style-name="P9">A</text:p>
          <draw:enhanced-geometry svg:viewBox="0 0 21600 21600" draw:type="rectangle" draw:enhanced-path="M 0 0 L 21600 0 21600 21600 0 21600 0 0 Z N"/>
        </draw:custom-shape>
        <draw:custom-shape draw:style-name="gr51" draw:text-style-name="P21" draw:layer="layout" svg:width="2.061cm" svg:height="2.168cm" svg:x="6.788cm" svg:y="12.6cm">
          <text:p text:style-name="P9"><text:s text:c="9"/>B</text:p>
          <draw:enhanced-geometry svg:viewBox="0 0 21600 21600" draw:type="rectangle" draw:enhanced-path="M 0 0 L 21600 0 21600 21600 0 21600 0 0 Z N"/>
        </draw:custom-shape>
        <draw:line draw:style-name="gr52" draw:text-style-name="P11" draw:layer="layout" svg:x1="5.275cm" svg:y1="13.839cm" svg:x2="2.521cm" svg:y2="17cm">
          <text:p/>
        </draw:line>
        <draw:line draw:style-name="gr52" draw:text-style-name="P11" draw:layer="layout" svg:x1="2.53cm" svg:y1="13.839cm" svg:x2="5.274cm" svg:y2="16.911cm">
          <text:p/>
        </draw:line>
        <draw:line draw:style-name="gr52" draw:text-style-name="P11" draw:layer="layout" svg:x1="6.789cm" svg:y1="12.6cm" svg:x2="8.849cm" svg:y2="14.768cm">
          <text:p/>
        </draw:line>
        <draw:line draw:style-name="gr52" draw:text-style-name="P11" draw:layer="layout" svg:x1="6.789cm" svg:y1="14.768cm" svg:x2="8.782cm" svg:y2="12.6cm">
          <text:p/>
        </draw:line>
        <draw:custom-shape draw:style-name="gr53" draw:text-style-name="P22" draw:layer="layout" svg:width="0.323cm" svg:height="0.361cm" svg:x="3.775cm" svg:y="15.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2" draw:layer="layout" svg:width="0.293cm" svg:height="0.361cm" svg:x="7.672cm" svg:y="13.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3" draw:layer="layout" svg:width="3.899cm" svg:height="1.175cm" svg:x="3.155cm" svg:y="14.212cm">
          <draw:text-box>
            <text:p><text:span text:style-name="T8">Center of A(CA)</text:span></text:p>
          </draw:text-box>
        </draw:frame>
        <draw:frame draw:style-name="gr55" draw:text-style-name="P23" draw:layer="layout" svg:width="3.928cm" svg:height="1.175cm" svg:x="6.844cm" svg:y="12.818cm">
          <draw:text-box>
            <text:p><text:span text:style-name="T8">Center of B(CB)</text:span></text:p>
          </draw:text-box>
        </draw:frame>
        <draw:line draw:style-name="gr56" draw:text-style-name="P11" draw:layer="layout" svg:x1="3.992cm" svg:y1="15.388cm" svg:x2="7.818cm" svg:y2="15.388cm">
          <text:p/>
        </draw:line>
        <draw:line draw:style-name="gr56" draw:text-style-name="P11" draw:layer="layout" svg:x1="3.992cm" svg:y1="15.388cm" svg:x2="7.818cm" svg:y2="13.684cm">
          <text:p/>
        </draw:line>
        <draw:line draw:style-name="gr56" draw:text-style-name="P11" draw:layer="layout" svg:x1="7.819cm" svg:y1="13.684cm" svg:x2="7.819cm" svg:y2="15.388cm">
          <text:p/>
        </draw:line>
        <draw:line draw:style-name="gr52" draw:text-style-name="P11" draw:layer="layout" svg:x1="1.6cm" svg:y1="15.388cm" svg:x2="10.615cm" svg:y2="15.388cm">
          <text:p/>
        </draw:line>
        <draw:custom-shape draw:style-name="gr31" draw:text-style-name="P22" draw:layer="layout" svg:width="0.293cm" svg:height="0.31cm" svg:x="7.672cm" svg:y="15.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6" draw:layer="layout" svg:width="5.003cm" svg:height="1.295cm" svg:x="8.997cm" svg:y="14.62cm">
          <draw:text-box>
            <text:p>Horizontal</text:p>
          </draw:text-box>
        </draw:frame>
        <draw:line draw:style-name="gr14" draw:text-style-name="P11" draw:layer="layout" svg:x1="19.6cm" svg:y1="17cm" svg:x2="19.6cm" svg:y2="10.2cm">
          <text:p/>
        </draw:line>
        <draw:line draw:style-name="gr14" draw:text-style-name="P11" draw:layer="layout" svg:x1="15.6cm" svg:y1="13.8cm" svg:x2="24.8cm" svg:y2="13.8cm">
          <text:p/>
        </draw:line>
        <draw:frame draw:style-name="gr3" draw:text-style-name="P6" draw:layer="layout" svg:width="1.2cm" svg:height="0.962cm" svg:x="24.4cm" svg:y="13.838cm">
          <draw:text-box>
            <text:p>X</text:p>
          </draw:text-box>
        </draw:frame>
        <draw:frame draw:style-name="gr3" draw:text-style-name="P6" draw:layer="layout" svg:width="1cm" svg:height="0.962cm" svg:x="19.6cm" svg:y="9.6cm">
          <draw:text-box>
            <text:p>Y</text:p>
          </draw:text-box>
        </draw:frame>
        <draw:frame draw:style-name="gr3" draw:text-style-name="P6" draw:layer="layout" svg:width="1.6cm" svg:height="0.962cm" svg:x="23.4cm" svg:y="13.838cm">
          <draw:text-box>
            <text:p>0<text:span text:style-name="T4">°</text:span></text:p>
          </draw:text-box>
        </draw:frame>
        <draw:frame draw:style-name="gr58" draw:text-style-name="P6" draw:layer="layout" svg:width="2.2cm" svg:height="1cm" svg:x="19.6cm" svg:y="10.562cm">
          <draw:text-box>
            <text:p>-90<text:span text:style-name="T4">°</text:span></text:p>
          </draw:text-box>
        </draw:frame>
        <draw:frame draw:style-name="gr3" draw:text-style-name="P6" draw:layer="layout" svg:width="2.4cm" svg:height="0.962cm" svg:x="14.8cm" svg:y="12.838cm">
          <draw:text-box>
            <text:p><text:span text:style-name="T4">-180°</text:span></text:p>
          </draw:text-box>
        </draw:frame>
        <draw:frame draw:style-name="gr3" draw:text-style-name="P6" draw:layer="layout" svg:width="2.4cm" svg:height="0.962cm" svg:x="14.8cm" svg:y="13.838cm">
          <draw:text-box>
            <text:p><text:span text:style-name="T4">180°</text:span></text:p>
          </draw:text-box>
        </draw:frame>
        <draw:frame draw:style-name="gr3" draw:text-style-name="P6" draw:layer="layout" svg:width="2.4cm" svg:height="0.962cm" svg:x="18.8cm" svg:y="17.038cm">
          <draw:text-box>
            <text:p><text:span text:style-name="T4">90°</text:span></text:p>
          </draw:text-box>
        </draw:frame>
        <draw:custom-shape draw:style-name="gr59" draw:text-style-name="P31" draw:layer="layout" svg:width="4cm" svg:height="3.8cm" svg:x="17.6cm" svg:y="11.8cm">
          <text:p/>
          <draw:enhanced-geometry svg:viewBox="0 0 21600 21600" draw:text-areas="0 0 21600 21600" draw:type="circular-arrow" draw:modifiers="-172.965567605605 155.9460696061 9515.426342216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text-style-name="P3" draw:layer="layout" svg:width="25.199cm" svg:height="3.506cm" svg:x="1.4cm" svg:y="0.837cm" presentation:class="title">
          <draw:text-box>
            <text:p><text:span text:style-name="T1">Collision events</text:span></text:p>
          </draw:text-box>
        </draw:frame>
        <draw:custom-shape draw:style-name="gr60" draw:text-style-name="P9" xml:id="id6" draw:id="id6" draw:layer="layout" svg:width="3.4cm" svg:height="1.6cm" svg:x="0.6cm" svg:y="11.2cm">
          <text:p text:style-name="P9">Collision</text:p>
          <text:p text:style-name="P9"><text:s/>appeared</text:p>
          <draw:enhanced-geometry svg:viewBox="0 0 21600 21600" draw:type="rectangle" draw:enhanced-path="M 0 0 L 21600 0 21600 21600 0 21600 0 0 Z N"/>
        </draw:custom-shape>
        <draw:custom-shape draw:style-name="gr61" draw:text-style-name="P32" xml:id="id7" draw:id="id7" draw:layer="layout" svg:width="6.4cm" svg:height="2.4cm" svg:x="5.2cm" svg:y="10.8cm">
          <text:p text:style-name="P9"><text:span text:style-name="T2">Do side — independent</text:span></text:p>
          <text:p text:style-name="P9"><text:span text:style-name="T2">staff with units in collision.</text:span></text:p>
          <text:p text:style-name="P9"><text:span text:style-name="T2">Detecting of side</text:span></text:p>
          <text:p text:style-name="P9"><text:span text:style-name="T2"><text:s/></text:span><text:span text:style-name="T2">of collision</text:span></text:p>
          <draw:enhanced-geometry svg:viewBox="0 0 21600 21600" draw:type="rectangle" draw:enhanced-path="M 0 0 L 21600 0 21600 21600 0 21600 0 0 Z N"/>
        </draw:custom-shape>
        <draw:connector draw:style-name="gr14" draw:text-style-name="P11" draw:layer="layout" svg:x1="4cm" svg:y1="12cm" svg:x2="5.2cm" svg:y2="12cm" draw:start-shape="id6" draw:start-glue-point="1" draw:end-shape="id7" draw:end-glue-point="3" svg:d="M4000 12000h1200" svg:viewBox="0 0 1201 1">
          <text:p/>
        </draw:connector>
        <draw:custom-shape draw:style-name="gr62" draw:text-style-name="P9" xml:id="id8" draw:id="id8" draw:layer="layout" svg:width="5.2cm" svg:height="1.8cm" svg:x="20.4cm" svg:y="8cm">
          <text:p text:style-name="P9">Top collision stuff</text:p>
          <draw:enhanced-geometry svg:viewBox="0 0 21600 21600" draw:type="rectangle" draw:enhanced-path="M 0 0 L 21600 0 21600 21600 0 21600 0 0 Z N"/>
        </draw:custom-shape>
        <draw:custom-shape draw:style-name="gr62" draw:text-style-name="P33" xml:id="id9" draw:id="id9" draw:layer="layout" svg:width="5.2cm" svg:height="1.8cm" svg:x="20.4cm" svg:y="10.6cm">
          <text:p text:style-name="P9"><text:span text:style-name="T15">Down collision stuff</text:span></text:p>
          <draw:enhanced-geometry svg:viewBox="0 0 21600 21600" draw:type="rectangle" draw:enhanced-path="M 0 0 L 21600 0 21600 21600 0 21600 0 0 Z N"/>
        </draw:custom-shape>
        <draw:custom-shape draw:style-name="gr62" draw:text-style-name="P33" xml:id="id11" draw:id="id11" draw:layer="layout" svg:width="5.2cm" svg:height="1.8cm" svg:x="20.4cm" svg:y="13.4cm">
          <text:p text:style-name="P9"><text:span text:style-name="T15">Right collision stuff</text:span></text:p>
          <draw:enhanced-geometry svg:viewBox="0 0 21600 21600" draw:type="rectangle" draw:enhanced-path="M 0 0 L 21600 0 21600 21600 0 21600 0 0 Z N"/>
        </draw:custom-shape>
        <draw:custom-shape draw:style-name="gr63" draw:text-style-name="P9" xml:id="id12" draw:id="id12" draw:layer="layout" svg:width="5.2cm" svg:height="2cm" svg:x="20.4cm" svg:y="16.2cm">
          <text:p text:style-name="P9">Left collision stuff</text:p>
          <draw:enhanced-geometry svg:viewBox="0 0 21600 21600" draw:type="rectangle" draw:enhanced-path="M 0 0 L 21600 0 21600 21600 0 21600 0 0 Z N"/>
        </draw:custom-shape>
        <draw:connector draw:style-name="gr14" draw:text-style-name="P11" draw:layer="layout" svg:x1="11.6cm" svg:y1="12cm" svg:x2="20.4cm" svg:y2="8.9cm" draw:start-shape="id7" draw:start-glue-point="1" draw:end-shape="id8" draw:end-glue-point="3" svg:d="M11600 12000h4400v-3100h4400" svg:viewBox="0 0 8801 3101">
          <text:p/>
        </draw:connector>
        <draw:connector draw:style-name="gr14" draw:text-style-name="P11" draw:layer="layout" svg:x1="11.6cm" svg:y1="12cm" svg:x2="20.4cm" svg:y2="11.5cm" draw:start-shape="id7" draw:start-glue-point="1" draw:end-shape="id9" draw:end-glue-point="3" svg:d="M11600 12000h4400v-500h4400" svg:viewBox="0 0 8801 501">
          <text:p/>
        </draw:connector>
        <draw:custom-shape draw:style-name="gr62" draw:text-style-name="P33" xml:id="id10" draw:id="id10" draw:layer="layout" svg:width="5.2cm" svg:height="1.8cm" svg:x="12.8cm" svg:y="14.8cm">
          <text:p text:style-name="P9"><text:span text:style-name="T15">Horizontal</text:span></text:p>
          <text:p text:style-name="P9"><text:span text:style-name="T15"><text:s/></text:span><text:span text:style-name="T15">collision stuff</text:span></text:p>
          <draw:enhanced-geometry svg:viewBox="0 0 21600 21600" draw:type="rectangle" draw:enhanced-path="M 0 0 L 21600 0 21600 21600 0 21600 0 0 Z N"/>
        </draw:custom-shape>
        <draw:connector draw:style-name="gr14" draw:text-style-name="P11" draw:layer="layout" svg:x1="18cm" svg:y1="15.7cm" svg:x2="20.4cm" svg:y2="14.3cm" draw:start-shape="id10" draw:start-glue-point="1" draw:end-shape="id11" draw:end-glue-point="3" svg:d="M18000 15700h1200v-1400h1200" svg:viewBox="0 0 2401 1401">
          <text:p/>
        </draw:connector>
        <draw:connector draw:style-name="gr14" draw:text-style-name="P11" draw:layer="layout" svg:x1="11.6cm" svg:y1="12cm" svg:x2="12.8cm" svg:y2="15.7cm" draw:start-shape="id7" draw:start-glue-point="1" draw:end-shape="id10" draw:end-glue-point="3" svg:d="M11600 12000h600v3700h600" svg:viewBox="0 0 1201 3701">
          <text:p/>
        </draw:connector>
        <draw:connector draw:style-name="gr14" draw:text-style-name="P11" draw:layer="layout" svg:x1="18cm" svg:y1="15.7cm" svg:x2="20.4cm" svg:y2="17.2cm" draw:start-shape="id10" draw:start-glue-point="1" draw:end-shape="id12" draw:end-glue-point="3" svg:d="M18000 15700h1200v1500h1200" svg:viewBox="0 0 2401 1501">
          <text:p/>
        </draw:connector>
        <draw:line draw:style-name="gr64" draw:text-style-name="P11" draw:layer="layout" svg:x1="11.8cm" svg:y1="5.2cm" svg:x2="11.8cm" svg:y2="20cm">
          <text:p/>
        </draw:line>
        <draw:line draw:style-name="gr64" draw:text-style-name="P11" draw:layer="layout" svg:x1="19cm" svg:y1="5.2cm" svg:x2="19cm" svg:y2="20cm">
          <text:p/>
        </draw:line>
        <draw:frame draw:style-name="gr28" draw:text-style-name="P6" draw:layer="layout" svg:width="6.2cm" svg:height="2.384cm" svg:x="12.4cm" svg:y="5.2cm">
          <draw:text-box>
            <text:p>Actions on collised units dependent only on orientation</text:p>
          </draw:text-box>
        </draw:frame>
        <draw:frame draw:style-name="gr65" draw:text-style-name="P6" draw:layer="layout" svg:width="7.8cm" svg:height="3.095cm" svg:x="19.4cm" svg:y="5.2cm">
          <draw:text-box>
            <text:p>Actions on collised blocks dependent on concrete side of collision</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3.506cm" svg:x="1.4cm" svg:y="0.837cm" presentation:class="title">
          <draw:text-box>
            <text:p><text:span text:style-name="T1">Collision events</text:span></text:p>
          </draw:text-box>
        </draw:frame>
        <draw:frame presentation:style-name="pr4" draw:layer="layout" svg:width="25.199cm" svg:height="12.179cm" svg:x="1.4cm" svg:y="4.914cm" presentation:class="outline">
          <draw:text-box>
            <text:list text:style-name="L2">
              <text:list-item>
                <text:p>When collision appears world detects the side of it (e.g. unit A bumped to unit B by it`s left side, or if unit A felt down to grount it is collision between bottom of A ant top of ground unit)</text:p>
              </text:list-item>
              <text:list-item>
                <text:p>In our implementation in functions calculatiog side or orientation dependent staff unit A is unit with no lower priority then priority of unit B. It means that when player stays at ground, in collision functions player`s unit will be B and ground unit will be A. So this collision will be calculated by function toTop(ground, player) instead of toDown(player, ground).</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fill-image draw:name="Bitmape_20_2" draw:display-name="Bitmape 2" xlink:href="Pictures/100000000000005E0000005E90632CBA3ED36B94.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1:41:04.633497279</meta:creation-date>
    <dc:date>2017-06-18T11:39:27.779439040</dc:date>
    <meta:editing-duration>PT8H40M28S</meta:editing-duration>
    <meta:editing-cycles>74</meta:editing-cycles>
    <meta:generator>LibreOffice/5.2.5.1$Linux_X86_64 LibreOffice_project/20m0$Build-1</meta:generator>
    <meta:document-statistic meta:object-count="191"/>
  </office:meta>
</office:document-meta>
</file>

<file path=Object 1/content.xml><?xml version="1.0" encoding="utf-8"?>
<math xmlns="http://www.w3.org/1998/Math/MathML" display="block">
  <semantics>
    <mrow>
      <mrow>
        <mo fence="true" stretchy="false">[</mo>
        <mrow>
          <mover>
            <mi>u</mi>
            <mo stretchy="false">→</mo>
          </mover>
        </mrow>
        <mo fence="true" stretchy="false">]</mo>
      </mrow>
      <mo stretchy="false">=</mo>
      <mfrac>
        <mover>
          <mi mathvariant="italic">points</mi>
          <mo stretchy="false">→</mo>
        </mover>
        <mi mathvariant="italic">frame</mi>
      </mfrac>
    </mrow>
    <annotation encoding="StarMath 5.0">[u csup{ rightarrow } ]= {points csup{ rightarrow }} over {frame}</annotation>
  </semantics>
</math>
</file>